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4cc" officeooo:paragraph-rsid="000894cc"/>
    </style:style>
    <style:style style:name="P2" style:family="paragraph" style:parent-style-name="Standard">
      <style:text-properties fo:font-weight="bold" officeooo:rsid="000894cc" officeooo:paragraph-rsid="000894cc" style:font-weight-asian="bold" style:font-weight-complex="bold"/>
    </style:style>
    <style:style style:name="P3" style:family="paragraph" style:parent-style-name="Standard">
      <style:text-properties fo:font-size="15pt" fo:font-weight="bold" officeooo:rsid="000894cc" officeooo:paragraph-rsid="000894cc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line-through-style="none" style:text-line-through-type="none" fo:font-size="14pt" fo:font-style="italic" style:text-underline-style="none" officeooo:rsid="000894cc" officeooo:paragraph-rsid="000894cc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ation X</text:p>
      <text:p text:style-name="P1"/>
      <text:p text:style-name="P1">Estation X es un sistema embebido que hace uso de los puertos GPIO para la recolección de información del su entorno.</text:p>
      <text:p text:style-name="P1"/>
      <text:p text:style-name="P1"/>
      <text:p text:style-name="P1">La recolección de información en torno al clima es de suma importancia, ya que esta información permite realizar el estudio de los fenómenos meteorológicos.</text:p>
      <text:p text:style-name="P1"/>
      <text:p text:style-name="P1"/>
      <text:p text:style-name="P4">Integrantes:</text:p>
      <text:p text:style-name="P1"/>
      <text:p text:style-name="P1"><text:s text:c="8"/><text:span text:style-name="T1">GANDARILLA PEREZ SAMUEL</text:span></text:p>
      <text:p text:style-name="P2"><text:s text:c="8"/>RUIZ MENDOZA FELIX AGUS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3:57:14.686057734</meta:creation-date>
    <dc:date>2016-10-22T04:04:08.163842356</dc:date>
    <meta:editing-duration>PT6M55S</meta:editing-duration>
    <meta:editing-cycles>1</meta:editing-cycles>
    <meta:document-statistic meta:table-count="0" meta:image-count="0" meta:object-count="0" meta:page-count="1" meta:paragraph-count="6" meta:word-count="55" meta:character-count="360" meta:non-whitespace-character-count="295"/>
    <meta:generator>LibreOffice/5.1.4.2$Linux_X86_64 LibreOffice_project/10m0$Build-2</meta:generator>
  </office:meta>
</office:document-meta>
</file>